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1pt" officeooo:rsid="001d9fa2" officeooo:paragraph-rsid="001d9fa2" style:font-size-asian="11pt" style:font-size-complex="11pt"/>
    </style:style>
    <style:style style:name="P2" style:family="paragraph" style:parent-style-name="Text_20_body">
      <style:text-properties officeooo:rsid="00209adf" officeooo:paragraph-rsid="00209adf"/>
    </style:style>
    <style:style style:name="P3" style:family="paragraph" style:parent-style-name="Header">
      <style:text-properties officeooo:rsid="0003627e" officeooo:paragraph-rsid="001d9fa2"/>
    </style:style>
    <style:style style:name="T1" style:family="text">
      <style:text-properties officeooo:rsid="001dfb7a"/>
    </style:style>
    <style:style style:name="T2" style:family="text">
      <style:text-properties officeooo:rsid="00209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ardware Specification</text:h>
      <text:p text:style-name="P1">The system will run on both desktops and laptops, with a minimum screen resolution of 1024x768 (4:3 aspect ratio) and all of the PCs are running Windows Vista or later. <text:span text:style-name="T1">This is important as the graphic user interface must fit within this area otherwise the users may not be able to operate it. A combination of a keyboard and a mouse will be used for inputting information into the forms and the majority of the navigation within the program will be done using a mouse. All of the storage will be on a remote NAT (network attached storage) and the output will be directly to a monitor.</text:span></text:p>
      <text:h text:style-name="Heading_20_2" text:outline-level="2">Program Structure</text:h>
      <text:h text:style-name="Heading_20_2" text:outline-level="2">Algorithms</text:h>
      <text:h text:style-name="Heading_20_2" text:outline-level="2">Object Diagrams</text:h>
      <text:h text:style-name="Heading_20_2" text:outline-level="2">Class Definitions</text:h>
      <text:h text:style-name="Heading_20_2" text:outline-level="2">Prototyping</text:h>
      <text:h text:style-name="Heading_20_2" text:outline-level="2">Definition of Data Requirements</text:h>
      <text:h text:style-name="Heading_20_2" text:outline-level="2">Identification of all data output items</text:h>
      <text:h text:style-name="Heading_20_2" text:outline-level="2"><text:span text:style-name="T2">Explanation</text:span> of how Data Output is generated</text:h>
      <text:h text:style-name="Heading_20_2" text:outline-level="2">Data Dictionary</text:h>
      <text:h text:style-name="Heading_20_2" text:outline-level="2">Identification of Appropriate Storage Media</text:h>
      <text:h text:style-name="Heading_20_2" text:outline-level="2">Database Design</text:h>
      <text:h text:style-name="Heading_20_2" text:outline-level="2">Normalisation</text:h>
      <text:h text:style-name="Heading_20_2" text:outline-level="2">SQL Queries</text:h>
      <text:h text:style-name="Heading_20_2" text:outline-level="2">Security &amp; Integrity</text:h>
      <text:h text:style-name="Heading_20_2" text:outline-level="2">System Security</text:h>
      <text:h text:style-name="Heading_20_2" text:outline-level="2">Validation</text:h>
      <text:p text:style-name="P2">{Attach Testing he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627e" officeooo:paragraph-rsid="001d9fa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eter East – 6303 – COMP4 Course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East</meta:initial-creator>
    <meta:creation-date>2016-03-28T10:57:34.111566300</meta:creation-date>
    <dc:date>2016-03-28T11:11:09.043934692</dc:date>
    <dc:creator>Peter East</dc:creator>
    <meta:editing-duration>PT3M2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160" meta:character-count="989" meta:non-whitespace-character-count="847"/>
  </office:meta>
</office:document-meta>
</file>